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able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6"/>
          <table:table-cell table:style-name="ce10" office:value-type="string" calcext:value-type="string">
            <text:p>Field 4</text:p>
          </table:table-cell>
        </table:table-row>
        <table:table-row table:style-name="ro2">
          <table:table-cell table:style-name="ce3" table:number-columns-repeated="2"/>
          <table:table-cell table:style-name="ce7" table:number-columns-spanned="2" table:number-rows-spanned="1"/>
          <table:covered-table-cell table:style-name="ce3"/>
          <table:table-cell table:style-name="ce11"/>
        </table:table-row>
        <table:table-row table:style-name="ro2">
          <table:table-cell table:style-name="ce3" table:number-columns-repeated="2"/>
          <table:table-cell table:style-name="ce7" table:number-columns-spanned="2" table:number-rows-spanned="1"/>
          <table:covered-table-cell table:style-name="ce3"/>
          <table:table-cell table:style-name="ce11"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6"/>
          <table:covered-table-cell table:style-name="ce2" office:value-type="string" calcext:value-type="string">
            <text:p>F1.3</text:p>
          </table:covered-table-cell>
          <table:covered-table-cell table:style-name="ce6"/>
          <table:table-cell table:style-name="ce12" table:formula="of:=SUM([.E6:.E7]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Footprint</text:p>
          </table:table-cell>
          <table:covered-table-cell/>
        </table:table-row>
        <table:table-row table:style-name="ro2">
          <table:table-cell table:number-columns-repeated="3"/>
          <table:table-cell table:style-name="ce9" table:number-columns-spanned="2" table:number-rows-spanned="1"/>
          <table:covered-table-cell/>
        </table:table-row>
      </table:table>
      <table:named-expressions>
        <table:named-range table:name="FIELD_1" table:base-cell-address="$Лист1.$A$5" table:cell-range-address="$Лист1.$A$5"/>
        <table:named-range table:name="FIELD_2" table:base-cell-address="$Лист1.$B$5" table:cell-range-address="$Лист1.$B$5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2"/>
        <table:named-range table:name="HEADER" table:base-cell-address="$Лист1.$A$1" table:cell-range-address="$Лист1.$A$1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.00.0000</text:date>, <text:time style:data-style-name="N2" text:time-value="13:02:37.34558911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11T13:03:04.753593366</dc:date>
    <meta:editing-duration>PT43M20S</meta:editing-duration>
    <meta:editing-cycles>28</meta:editing-cycles>
    <meta:document-statistic meta:table-count="1" meta:cell-count="10" meta:object-count="0"/>
  </office:meta>
</office:document-meta>
</file>